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Book Antiqua" svg:font-family="Book Antiqua" style:font-family-generic="roman" style:font-pitch="variable" svg:panose-1="2 4 6 2 5 3 5 3 3 4"/>
    <style:font-face style:name="Calibri" svg:font-family="Calibri" style:font-family-generic="swiss" style:font-pitch="variable" svg:panose-1="2 15 5 2 2 2 4 3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style:text-properties style:font-name="Book Antiqua" style:font-name-complex="Calibri"/>
    </style:style>
    <style:style style:name="P2" style:parent-style-name="Standard" style:family="paragraph">
      <style:text-properties style:font-name="Book Antiqua" style:font-name-complex="Calibri"/>
    </style:style>
    <style:style style:name="P3" style:parent-style-name="Standard" style:family="paragraph">
      <style:text-properties style:font-name="Book Antiqua" style:font-name-complex="Calibri"/>
    </style:style>
    <style:style style:name="P4" style:parent-style-name="Standard" style:family="paragraph">
      <style:text-properties style:font-name="Book Antiqua" style:font-name-complex="Calibri"/>
    </style:style>
    <style:style style:name="P5" style:parent-style-name="Standard" style:family="paragraph">
      <style:text-properties style:font-name="Book Antiqua" style:font-name-complex="Calibri"/>
    </style:style>
    <style:style style:name="P6" style:parent-style-name="Standard" style:family="paragraph">
      <style:text-properties style:font-name="Book Antiqua" style:font-name-complex="Calibri"/>
    </style:style>
    <style:style style:name="P7" style:parent-style-name="Standard" style:family="paragraph">
      <style:text-properties style:font-name="Book Antiqua" style:font-name-complex="Calibri"/>
    </style:style>
    <style:style style:name="P8" style:parent-style-name="Standard" style:family="paragraph">
      <style:text-properties style:font-name="Book Antiqua" style:font-name-complex="Calibri"/>
    </style:style>
    <style:style style:name="P9" style:parent-style-name="Standard" style:family="paragraph">
      <style:text-properties style:font-name="Book Antiqua" style:font-name-complex="Calibri"/>
    </style:style>
    <style:style style:name="P10" style:parent-style-name="Standard" style:family="paragraph">
      <style:text-properties style:font-name="Book Antiqua" style:font-name-complex="Calibri"/>
    </style:style>
    <style:style style:name="P11" style:parent-style-name="Standard" style:family="paragraph">
      <style:text-properties style:font-name="Book Antiqua" style:font-name-complex="Calibri"/>
    </style:style>
    <style:style style:name="P12" style:parent-style-name="Standard" style:family="paragraph">
      <style:text-properties style:font-name="Book Antiqua" style:font-name-complex="Calibri"/>
    </style:style>
    <style:style style:name="P13" style:parent-style-name="Standard" style:family="paragraph">
      <style:text-properties style:font-name="Book Antiqua" style:font-name-complex="Calibri"/>
    </style:style>
    <style:style style:name="P14" style:parent-style-name="Standard" style:family="paragraph">
      <style:text-properties style:font-name="Book Antiqua" style:font-name-complex="Calibri"/>
    </style:style>
    <style:style style:name="P15" style:parent-style-name="Standard" style:family="paragraph">
      <style:text-properties style:font-name="Book Antiqua" style:font-name-complex="Calibri"/>
    </style:style>
    <style:style style:name="P16" style:parent-style-name="Standard" style:family="paragraph">
      <style:text-properties style:font-name="Book Antiqua" style:font-name-complex="Calibri"/>
    </style:style>
    <style:style style:name="P17" style:parent-style-name="Standard" style:family="paragraph">
      <style:text-properties style:font-name="Book Antiqua" style:font-name-complex="Calibri"/>
    </style:style>
    <style:style style:name="P18" style:parent-style-name="Standard" style:family="paragraph">
      <style:text-properties style:font-name="Book Antiqua" style:font-name-complex="Calibri"/>
    </style:style>
    <style:style style:name="P19" style:parent-style-name="Standard" style:family="paragraph">
      <style:text-properties style:font-name="Book Antiqua" style:font-name-complex="Calibri"/>
    </style:style>
    <style:style style:name="P20" style:parent-style-name="Standard" style:family="paragraph">
      <style:text-properties style:font-name="Book Antiqua" style:font-name-complex="Calibri"/>
    </style:style>
    <style:style style:name="P21" style:parent-style-name="Standard" style:family="paragraph">
      <style:text-properties style:font-name="Book Antiqua" style:font-name-complex="Calibri"/>
    </style:style>
    <style:style style:name="P22" style:parent-style-name="Standard" style:family="paragraph">
      <style:text-properties style:font-name="Book Antiqua" style:font-name-complex="Calibri"/>
    </style:style>
    <style:style style:name="P23" style:parent-style-name="Standard" style:family="paragraph">
      <style:text-properties style:font-name="Book Antiqua" style:font-name-complex="Calibri"/>
    </style:style>
    <style:style style:name="P24" style:parent-style-name="Standard" style:family="paragraph">
      <style:text-properties style:font-name="Book Antiqua" style:font-name-complex="Calibri"/>
    </style:style>
    <style:style style:name="P25" style:parent-style-name="Standard" style:family="paragraph">
      <style:text-properties style:font-name="Book Antiqua" style:font-name-complex="Calibri"/>
    </style:style>
    <style:style style:name="P26" style:parent-style-name="Standard" style:family="paragraph">
      <style:text-properties style:font-name="Book Antiqua" style:font-name-complex="Calibri"/>
    </style:style>
    <style:style style:name="P27" style:parent-style-name="Standard" style:family="paragraph">
      <style:text-properties style:font-name="Book Antiqua" style:font-name-complex="Calibri"/>
    </style:style>
    <style:style style:name="P28" style:parent-style-name="Standard" style:family="paragraph">
      <style:text-properties style:font-name="Book Antiqua" style:font-name-complex="Calibri"/>
    </style:style>
    <style:style style:name="P29" style:parent-style-name="Standard" style:family="paragraph">
      <style:text-properties style:font-name="Book Antiqua" style:font-name-complex="Calibri"/>
    </style:style>
    <style:style style:name="P30" style:parent-style-name="Standard" style:family="paragraph">
      <style:text-properties style:font-name="Book Antiqua" style:font-name-complex="Calibri"/>
    </style:style>
    <style:style style:name="P31" style:parent-style-name="Standard" style:family="paragraph">
      <style:text-properties style:font-name="Book Antiqua" style:font-name-complex="Calibri"/>
    </style:style>
    <style:style style:name="P32" style:parent-style-name="Standard" style:family="paragraph">
      <style:text-properties style:font-name="Book Antiqua" style:font-name-complex="Calibri"/>
    </style:style>
    <style:style style:name="P33" style:parent-style-name="Standard" style:family="paragraph">
      <style:text-properties style:font-name="Book Antiqua" style:font-name-complex="Calibri"/>
    </style:style>
  </office:automatic-styles>
  <office:body>
    <office:text text:use-soft-page-breaks="true">
      <text:p text:style-name="P1">Warum heißen Cocktails eingklich Schwanz-Schwanz?</text:p>
      <text:p text:style-name="P2">Hast Du was dagegen, wenn ich mit dir abtanz?!</text:p>
      <text:p text:style-name="P3">[Bridge]</text:p>
      <text:p text:style-name="P4">Hallo, wie heißt Du, meine Süße?! Ah, ok. Hallo Julia,</text:p>
      <text:p text:style-name="P5">War das nicht der Song aus deiner Mitte? Den, den sie in Kirchen singen?!</text:p>
      <text:p text:style-name="P6">Ich meine, holla, die Waldfee, was hast du getan, was sagtest du da?<text:s/></text:p>
      <text:p text:style-name="P7">Ich sehe deinen Tanzschritt und der macht Spaß! Schön die Füße ineinander</text:p>
      <text:p text:style-name="P8">Und wieder auseinander. Ich mach dasselbe, bin dir jetzt beim Tanzen nah,</text:p>
      <text:p text:style-name="P9">Es war als würden unsre Sinne, ineinander fließen. Wir tanzen hier zum selben Beat</text:p>
      <text:p text:style-name="P10">Den wir so genießen. Wir bepflanzen uns, sind Ätherluft, der Windigkeiten Wiesenduft…!</text:p>
      <text:p text:style-name="P11">Wir feuern uns an!! Ja das geht ab, geht ab, geht ab, wir tanzen im Takt, gib Acht, gib Acht, gib Acht auf mich. Ich bin auch ein Gedicht, genauso wie du, wir tanzen hier (durch) Weltenpforten (und schreiten in andere Welten…) (Wo uns die inneren Schätze geborgen…) im Flug.</text:p>
      <text:p text:style-name="P12"/>
      <text:p text:style-name="P13">Refrain?:</text:p>
      <text:p text:style-name="P14">Ich bin der Partypilot,</text:p>
      <text:p text:style-name="P15">Ich bringe euch das Koks,</text:p>
      <text:p text:style-name="P16">Partypilot.. Partypilot!</text:p>
      <text:p text:style-name="P17"/>
      <text:p text:style-name="P18">[[</text:p>
      <text:p text:style-name="P19">10.000 Teile, Sack voller Geld!</text:p>
      <text:p text:style-name="P20">Was bringt die Langeweile, sei doch ein Held!</text:p>
      <text:p text:style-name="P21">Ich weiß, es ist zu heiß,</text:p>
      <text:p text:style-name="P22">Was bringt dir der ganze Scheiß?</text:p>
      <text:p text:style-name="P23">Hey, warte, muss mich mal am Ohr massieren,</text:p>
      <text:p text:style-name="P24">Ohr massieren, war das nicht der Beat, den wir</text:p>
      <text:p text:style-name="P25">Soeben noch sinnierten?!</text:p>
      <text:p text:style-name="P26">Jetzt dröhnt er aus den Boxen, die Welt war hier</text:p>
      <text:p text:style-name="P27">Erwachsen! Kein Wort mehr von den Ochsen,</text:p>
      <text:p text:style-name="P28">Zu laut wird der Krach, der dröhnt nun aus den<text:s/></text:p>
      <text:p text:style-name="P29">Boxen, drum (und nun) gib Acht!</text:p>
      <text:p text:style-name="P30">##</text:p>
      <text:p text:style-name="P31">Wir rocken hier, wie Eskobar, nur wie als Cubaner.</text:p>
      <text:p text:style-name="P32">##</text:p>
      <text:p text:style-name="P33">++++++</text:p>
      <text:p text:style-name="Standard">Wieviele Leute sind jetzt 3 Tage wach?!</text:p>
      <text:p text:style-name="Standard">Hebt die Hände, Freunde, und macht krach!!</text:p>
      <text:p text:style-name="Standard">+++++++</text:p>
      <text:p text:style-name="Standard">Was sprach mehr als Worte….?<text:s/></text:p>
      <text:p text:style-name="Standard">Ein Baum.. Baum.. Baum..</text:p>
      <text:p text:style-name="Standard">+++++++</text:p>
      <text:p text:style-name="Standard">Ich bin der Synthesizer-Mann</text:p>
      <text:p text:style-name="Standard">Im modularen Takte ziere ich die Tanze.</text:p>
      <text:p text:style-name="Standard">War groovy.. groovy… hm hm hm</text:p>
      <text:p text:style-name="Standard">So fluffig.. fluffig.. fluffig..</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Book Antiqua" svg:font-family="Book Antiqua" style:font-family-generic="roman" style:font-pitch="variable" svg:panose-1="2 4 6 2 5 3 5 3 3 4"/>
    <style:font-face style:name="Calibri" svg:font-family="Calibri" style:font-family-generic="swiss" style:font-pitch="variable" svg:panose-1="2 15 5 2 2 2 4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02in">
        <style:background-fill draw:fill="solid"/>
      </style:paragraph-properties>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Robin Pape</dc:creator>
    <meta:creation-date>2009-04-16T11:32:00Z</meta:creation-date>
    <dc:date>2025-05-24T16:13:00Z</dc:date>
    <meta:template xlink:href="Normal.dotm" xlink:type="simple"/>
    <meta:editing-cycles>39</meta:editing-cycles>
    <meta:editing-duration>PT0S</meta:editing-duration>
    <meta:user-defined meta:name="Info 1"/>
    <meta:user-defined meta:name="Info 2"/>
    <meta:user-defined meta:name="Info 3"/>
    <meta:user-defined meta:name="Info 4"/>
    <meta:document-statistic meta:page-count="1" meta:paragraph-count="3" meta:word-count="241" meta:character-count="1759" meta:row-count="12" meta:non-whitespace-character-count="1521"/>
  </office:meta>
</office:document-meta>
</file>